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-color="#0099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cm" svg:height="1.1cm" svg:x="5.3cm" svg:y="2cm">
          <text:p text:style-name="P1"><text:span text:style-name="T1">SE</text:span><text:span text:style-name="T2">k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3cm" svg:height="1.1cm" svg:x="3cm" svg:y="2cm">
          <text:p text:style-name="P3"><text:span text:style-name="T1">AE</text:span><text:span text:style-name="T2">pk1</text:span><text:span text:style-name="T1">(k3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cm" svg:height="0.9cm" svg:x="9.1cm" svg:y="2.1cm">
          <text:p text:style-name="P1"><text:span text:style-name="T1">SE</text:span><text:span text:style-name="T2">k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43cm" svg:height="0.683cm" svg:x="10.457cm" svg:y="2.2cm">
          <text:p text:style-name="P3"><text:span text:style-name="T1">AE</text:span><text:span text:style-name="T2">pk3</text:span><text:span text:style-name="T1">(random bitstring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461cm" svg:height="0.9cm" svg:x="6.639cm" svg:y="2.1cm">
          <text:p text:style-name="P3"><text:span text:style-name="T1">AE</text:span><text:span text:style-name="T2">pk2</text:span><text:span text:style-name="T1">(k2</text:span><text:span text:style-name="T3">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4-03T16:10:39</meta:creation-date>
    <dc:date>2013-04-03T16:16:05</dc:date>
    <dc:creator>Luke </dc:creator>
    <meta:editing-duration>P0D</meta:editing-duration>
    <meta:editing-cycles>1</meta:editing-cycles>
    <meta:document-statistic meta:object-count="5"/>
    <meta:generator>LibreOffice/3.5$Linux_x86 LibreOffice_project/350m1$Build-2</meta:generator>
  </office:meta>
</office:document-meta>
</file>